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6.773cm" svg:y="0.428cm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scending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11991" calcext:value-type="float">
            <text:p>0.01199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24988" calcext:value-type="float">
            <text:p>0.024988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49563" calcext:value-type="float">
            <text:p>0.049563</text:p>
          </table:table-cell>
          <table:table-cell/>
        </table:table-row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office:value-type="string" calcext:value-type="string">
            <text:p>Descending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11397" calcext:value-type="float">
            <text:p>0.01139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022885" calcext:value-type="float">
            <text:p>0.02288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034315" calcext:value-type="float">
            <text:p>0.0343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andom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12348" calcext:value-type="float">
            <text:p>0.01234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024822" calcext:value-type="float">
            <text:p>0.024822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036812" calcext:value-type="float">
            <text:p>0.0368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4T17:01:06.702382948</meta:creation-date>
    <dc:date>2023-01-05T15:16:47.155571662</dc:date>
    <meta:editing-duration>PT9M42S</meta:editing-duration>
    <meta:editing-cycles>5</meta:editing-cycles>
    <meta:generator>LibreOffice/7.3.7.2$Linux_X86_64 LibreOffice_project/30$Build-2</meta:generator>
    <meta:document-statistic meta:table-count="1" meta:cell-count="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884cm" svg:y="0.316cm" chart:style-name="ch2">
          <text:p>Ascending</text:p>
        </chart:title>
        <chart:legend chart:legend-position="end" svg:x="13.146cm" svg:y="4.203cm" style:legend-expansion="high" chart:style-name="ch3"/>
        <chart:plot-area chart:style-name="ch4" table:cell-range-address="Sheet1.A2:Sheet1.B4" svg:x="0.319cm" svg:y="1.275cm" svg:width="12.508cm" svg:height="7.55cm">
          <chart:coordinate-region svg:x="1.231cm" svg:y="1.474cm" svg:width="11.131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4" chart:class="chart:scatter">
            <chart:domain table:cell-range-address="Sheet1.A2:Sheet1.A4"/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  <draw:g>
                  <svg:desc>Sheet1.A2:Sheet1.A4</svg:desc>
                </draw:g>
              </table:table-cell>
              <table:table-cell office:value-type="float" office:value="0.011991">
                <text:p>0.011991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0.024988">
                <text:p>0.024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49563">
                <text:p>0.049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